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0pt" style:text-underline-style="solid" style:text-underline-width="auto" style:text-underline-color="font-color" fo:font-weight="bold" officeooo:rsid="0006a317" officeooo:paragraph-rsid="0006a31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0pt" style:text-underline-style="solid" style:text-underline-width="auto" style:text-underline-color="font-color" fo:font-weight="bold" officeooo:rsid="0008e06a" officeooo:paragraph-rsid="0008e06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0pt" officeooo:rsid="0006a317" officeooo:paragraph-rsid="0006a31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0pt" officeooo:rsid="00019652" officeooo:paragraph-rsid="00075e68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0pt" officeooo:rsid="00019652" officeooo:paragraph-rsid="000685f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19652" officeooo:paragraph-rsid="0001965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19652" officeooo:paragraph-rsid="000685f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19652" officeooo:paragraph-rsid="0007c40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4f2f7" officeooo:paragraph-rsid="0004f2f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813cd" officeooo:paragraph-rsid="000813c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0pt" fo:font-weight="normal" officeooo:rsid="000685f4" officeooo:paragraph-rsid="0006a31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normal" officeooo:rsid="000abff2" officeooo:paragraph-rsid="000abff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normal" officeooo:rsid="000abff2" officeooo:paragraph-rsid="000abff2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66ccff" loext:char-shading-value="0" style:font-weight-asian="bold" style:font-weight-complex="bold"/>
    </style:style>
    <style:style style:name="T3" style:family="text">
      <style:text-properties fo:font-weight="bold" fo:background-color="#66ccff" loext:char-shading-value="0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685f4"/>
    </style:style>
    <style:style style:name="T7" style:family="text">
      <style:text-properties officeooo:rsid="0006a317"/>
    </style:style>
    <style:style style:name="T8" style:family="text">
      <style:text-properties officeooo:rsid="00075e6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7c40f" style:font-weight-asian="bold" style:font-weight-complex="bold"/>
    </style:style>
    <style:style style:name="T11" style:family="text">
      <style:text-properties officeooo:rsid="000813cd"/>
    </style:style>
    <style:style style:name="T12" style:family="text">
      <style:text-properties officeooo:rsid="000abff2"/>
    </style:style>
    <style:style style:name="T13" style:family="text">
      <style:text-properties fo:color="#3399ff" fo:font-weight="bold" fo:background-color="transparent" loext:char-shading-value="0" style:font-weight-asian="bold" style:font-weight-complex="bold"/>
    </style:style>
    <style:style style:name="T14" style:family="text">
      <style:text-properties fo:color="#0000ff" fo:font-weight="bold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Σχόλια- <text:span text:style-name="T12">για την εργασία1</text:span></text:p>
      <text:p text:style-name="P3"/>
      <text:p text:style-name="P4">Στο <text:span text:style-name="T9">θέμα 1</text:span> <text:span text:style-name="T7">α</text:span>ποτρέπω τον χρήστη να εισάγει λάθος χαρακτήρες με την εντολή :</text:p>
      <text:p text:style-name="P4"><text:s/>if (scanf("%lf %c %lf",&amp;num1,&amp;praxi,&amp;num2)==3) .</text:p>
      <text:p text:style-name="P9">Έχω βάλει την εντολή system(“pause”) <text:s/>για να σταματάει <text:span text:style-name="T7">το πρόγραμμα </text:span><text:s/>πριν κλείσει η κονσόλα.</text:p>
      <text:p text:style-name="P6">Θεώρησα ότι δεν ζητάτε σε αυτό το θέμα την επανάληψη της διαδικασίας.</text:p>
      <text:p text:style-name="P7"><text:span text:style-name="T6">Συνεπώς μ</text:span>ετά από κάθε <text:span text:style-name="T12">σωστό </text:span>αποτέλεσμα το πρόγραμμα τερματίζεται.</text:p>
      <text:p text:style-name="P7"/>
      <text:p text:style-name="P9">Στο <text:span text:style-name="T9">θέμα </text:span><text:span text:style-name="T10">2 και</text:span><text:span text:style-name="T9"> 3 </text:span>αποτρέπω τον χρήστη να εισάγει λάθος αριθμούς και χαρακτήρες <text:span text:style-name="T6">με ανάλογη μορφοποίηση της scanf(). Χρησιμοποίησα την getchar() για να αδειάζω το κανάλι εισόδου σε επαναλήψεις.</text:span></text:p>
      <text:p text:style-name="P10"/>
      <text:p text:style-name="P9">Στο <text:span text:style-name="T9">θέμα 4</text:span> για να φαίνονται τα σύμβολα * και _ καλύτερα στην οθόνη, έβαλα και ένα στηλοθέτη, στο αρχείο layout.txt τα σύμβολα εμφανίζονται <text:s text:c="2"/>χωρίς τον στηλοθέτη. <text:s/><text:span text:style-name="T11">Προτίμησα να λύσω το θέμα με συναρτήσεις. </text:span></text:p>
      <text:p text:style-name="P9"/>
      <text:p text:style-name="P5">Για να καθαρίζει η <text:span text:style-name="T8">κονσόλα</text:span> στα windows χρησιμοποιώ την εντολή <text:span text:style-name="T1">system("cls") </text:span>και για το Linux χρησιμοποιώ την <text:span text:style-name="T1">system("clear"), </text:span><text:span text:style-name="T5">ανάλογα που θα τρέχει το πρόγραμμα τις ενεργοποιώ.</text:span></text:p>
      <text:p text:style-name="P7"/>
      <text:p text:style-name="P11">Οι δοκιμές των προγραμμάτων έγινα με <text:s/>Dev++ <text:span text:style-name="T7">IDE </text:span><text:s/>στα windows και με τον <text:span text:style-name="T7">gcc <text:s/>version 4.9 </text:span>στο Ubuntu16.04</text:p>
      <text:p text:style-name="P8"/>
      <text:p text:style-name="P12">Τσουραμάνης Ευάγγελος</text:p>
      <text:p text:style-name="P13">email: <text:span text:style-name="T14">etsour.sch.gr</text:span></text:p>
      <text:p text:style-name="P13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7:54:36.411027599</meta:creation-date>
    <dc:date>2016-10-30T22:58:20.056432001</dc:date>
    <meta:editing-duration>PT2H43M29S</meta:editing-duration>
    <meta:editing-cycles>9</meta:editing-cycles>
    <meta:generator>LibreOffice/5.1.4.2$Linux_x86 LibreOffice_project/10m0$Build-2</meta:generator>
    <meta:document-statistic meta:table-count="0" meta:image-count="0" meta:object-count="0" meta:page-count="1" meta:paragraph-count="12" meta:word-count="170" meta:character-count="1089" meta:non-whitespace-character-count="921"/>
  </office:meta>
</office:document-meta>
</file>